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48289" officeooo:paragraph-rsid="00048289"/>
    </style:style>
    <style:style style:name="P2" style:family="paragraph" style:parent-style-name="Standard">
      <style:text-properties fo:font-weight="bold" officeooo:rsid="00054136" officeooo:paragraph-rsid="00054136" style:font-weight-asian="bold" style:font-weight-complex="bold"/>
    </style:style>
    <style:style style:name="P3" style:family="paragraph" style:parent-style-name="Standard">
      <style:text-properties fo:font-weight="bold" officeooo:rsid="00061b2b" officeooo:paragraph-rsid="00061b2b" style:font-weight-asian="bold" style:font-weight-complex="bold"/>
    </style:style>
    <style:style style:name="P4" style:family="paragraph" style:parent-style-name="Standard">
      <style:text-properties fo:font-weight="bold" officeooo:rsid="0007c017" officeooo:paragraph-rsid="0007c017" style:font-weight-asian="bold" style:font-weight-complex="bold"/>
    </style:style>
    <style:style style:name="P5" style:family="paragraph" style:parent-style-name="Standard">
      <style:text-properties fo:font-weight="bold" officeooo:rsid="0008f26d" officeooo:paragraph-rsid="0008f26d" style:font-weight-asian="bold" style:font-weight-complex="bold"/>
    </style:style>
    <style:style style:name="P6" style:family="paragraph" style:parent-style-name="Standard">
      <style:text-properties fo:font-weight="bold" officeooo:rsid="000a686b" officeooo:paragraph-rsid="000a686b" style:font-weight-asian="bold" style:font-weight-complex="bold"/>
    </style:style>
    <style:style style:name="P7" style:family="paragraph" style:parent-style-name="Standard" style:list-style-name="L1">
      <style:text-properties fo:font-weight="bold" officeooo:rsid="000b83bd" officeooo:paragraph-rsid="000b83bd" style:font-weight-asian="bold" style:font-weight-complex="bold"/>
    </style:style>
    <style:style style:name="P8" style:family="paragraph" style:parent-style-name="Standard" style:list-style-name="L1">
      <style:text-properties fo:font-weight="bold" officeooo:rsid="000ccc7e" officeooo:paragraph-rsid="000ccc7e" style:font-weight-asian="bold" style:font-weight-complex="bold"/>
    </style:style>
    <style:style style:name="P9" style:family="paragraph" style:parent-style-name="Standard">
      <style:text-properties fo:font-weight="bold" officeooo:rsid="000ccc7e" officeooo:paragraph-rsid="000ccc7e" style:font-weight-asian="bold" style:font-weight-complex="bold"/>
    </style:style>
    <style:style style:name="P10" style:family="paragraph" style:parent-style-name="Standard">
      <style:text-properties fo:font-weight="bold" officeooo:rsid="000eb028" officeooo:paragraph-rsid="000eb028" style:font-weight-asian="bold" style:font-weight-complex="bold"/>
    </style:style>
    <style:style style:name="P11" style:family="paragraph" style:parent-style-name="Standard">
      <style:text-properties fo:font-weight="bold" officeooo:rsid="00104017" officeooo:paragraph-rsid="00104017" style:font-weight-asian="bold" style:font-weight-complex="bold"/>
    </style:style>
    <style:style style:name="P12" style:family="paragraph" style:parent-style-name="Standard" style:list-style-name="L2">
      <style:text-properties fo:font-weight="bold" officeooo:rsid="00104017" officeooo:paragraph-rsid="00104017" style:font-weight-asian="bold" style:font-weight-complex="bold"/>
    </style:style>
    <style:style style:name="P13" style:family="paragraph" style:parent-style-name="Standard" style:list-style-name="L3">
      <style:text-properties fo:font-weight="bold" officeooo:rsid="00104017" officeooo:paragraph-rsid="00104017" style:font-weight-asian="bold" style:font-weight-complex="bold"/>
    </style:style>
    <style:style style:name="P14" style:family="paragraph" style:parent-style-name="Standard">
      <style:text-properties fo:font-weight="bold" officeooo:rsid="0012faf8" officeooo:paragraph-rsid="0012faf8" style:font-weight-asian="bold" style:font-weight-complex="bold"/>
    </style:style>
    <style:style style:name="P15" style:family="paragraph" style:parent-style-name="Standard" style:list-style-name="L4">
      <style:text-properties fo:font-weight="bold" officeooo:rsid="0012faf8" officeooo:paragraph-rsid="0012faf8" style:font-weight-asian="bold" style:font-weight-complex="bold"/>
    </style:style>
    <style:style style:name="P16" style:family="paragraph" style:parent-style-name="Header">
      <style:text-properties officeooo:rsid="0000ef5e" officeooo:paragraph-rsid="0000ef5e"/>
    </style:style>
    <style:style style:name="P17" style:family="paragraph" style:parent-style-name="Table_20_Contents">
      <style:text-properties officeooo:rsid="00121e6b" officeooo:paragraph-rsid="00121e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1b2b" style:font-weight-asian="normal" style:font-weight-complex="normal"/>
    </style:style>
    <style:style style:name="T4" style:family="text">
      <style:text-properties fo:font-weight="normal" officeooo:rsid="0007c017" style:font-weight-asian="normal" style:font-weight-complex="normal"/>
    </style:style>
    <style:style style:name="T5" style:family="text">
      <style:text-properties fo:font-weight="normal" officeooo:rsid="0008f26d" style:font-weight-asian="normal" style:font-weight-complex="normal"/>
    </style:style>
    <style:style style:name="T6" style:family="text">
      <style:text-properties fo:font-weight="normal" officeooo:rsid="0009edff" style:font-weight-asian="normal" style:font-weight-complex="normal"/>
    </style:style>
    <style:style style:name="T7" style:family="text">
      <style:text-properties officeooo:rsid="0008f26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b83bd" style:font-weight-asian="normal" style:font-weight-complex="normal"/>
    </style:style>
    <style:style style:name="T12" style:family="text">
      <style:text-properties style:text-underline-style="none" fo:font-weight="normal" officeooo:rsid="000ccc7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ditar é testar a eficiência e a eficácia do controle patrimonial, não se limitando aos aspectos contábeis. Por ser uma <text:span text:style-name="T2">atividade crítica, traduz-se na </text:span><text:span text:style-name="T1">emissão de uma opinião sobre as atividades verificadas</text:span><text:span text:style-name="T2">.</text:span></text:p>
      <text:p text:style-name="P1"><text:span text:style-name="T2"/></text:p>
      <text:p text:style-name="P2">Objeto da auditoria<text:span text:style-name="T2">: </text:span><text:span text:style-name="T3">conjunto de todos os elementos de controle do patrimônio administrado, os quais compreendem registros contábeis, papéis, documentos, fichas, arquivos e anotações que comprovem a veracidade dos registros e a legitimidade dos atos da administração, bem como sua sinceridade na defesa dos interesses patrimoniais.</text:span></text:p>
      <text:p text:style-name="P2"><text:span text:style-name="T3"/></text:p>
      <text:p text:style-name="P3">Natureza da auditoria<text:span text:style-name="T2">: </text:span><text:span text:style-name="T4">técnica contábil.</text:span></text:p>
      <text:p text:style-name="P3"><text:span text:style-name="T4"/></text:p>
      <text:p text:style-name="P4">Objetivo da auditoria<text:span text:style-name="T2">: certificação da veracidade das demonstrações contábeis e detecção de disfunções do patrimônio. Segundo a NBC TA 200, o objetivo é </text:span>aumentar o grau de confiança nas demonstrações contábeis por parte dos usuários<text:span text:style-name="T2">. </text:span><text:span text:style-name="T5">Isso é alcançado mediante a emissão de uma </text:span><text:span text:style-name="T7">opinião pelo auditor</text:span><text:span text:style-name="T5"> sobre se as demonstrações contábeis foram elaboradas, em todos os aspectos </text:span><text:span text:style-name="T7">relevantes</text:span><text:span text:style-name="T5">, <text:s/>em conformidade com uma estrutura de </text:span><text:span text:style-name="T7">relatório financeiro aplicável</text:span><text:span text:style-name="T5">.</text:span></text:p>
      <text:p text:style-name="P4"><text:span text:style-name="T5"/></text:p>
      <text:p text:style-name="P5"><text:span text:style-name="T2">A principal responsável pela </text:span>detecção de fraudes<text:span text:style-name="T2"> é a própria </text:span>administração <text:span text:style-name="T6">(e responsáveis pela governança da entidade)</text:span><text:span text:style-name="T2">, e não a auditoria.</text:span></text:p>
      <text:p text:style-name="P5"><text:span text:style-name="T2"/></text:p>
      <text:p text:style-name="P6">Trabalho de Asseguração<text:span text:style-name="T2">: trabalho no qual o auditor </text:span><text:span text:style-name="T8">independente</text:span><text:span text:style-name="T10"> visa </text:span><text:span text:style-name="T9">obter evidências</text:span><text:span text:style-name="T10"> </text:span><text:span text:style-name="T9">apropriadas e suficientes</text:span><text:span text:style-name="T10"> para expressar sua conclusão, de forma a aumentar o grau de confiança dos usuários previstos sobre o resultado da mensuração ou avaliação do objeto, de acordo com os critérios que sejam aplicáveis. </text:span><text:span text:style-name="T11">Há dois tipos de asseguração:</text:span></text:p>
      <text:list xml:id="list8445017211621528441" text:style-name="L1">
        <text:list-item>
          <text:p text:style-name="P7"><text:span text:style-name="T9">asseguração razoável</text:span><text:span text:style-name="T10">: objetiva reduzir o risco do trabalho de asseguração a um nível aceitavelmente baixo, considerando as circunstâncias do trabalho como base para uma forma </text:span><text:span text:style-name="T9">positiva</text:span><text:span text:style-name="T10"> de expressão da conclusão do auditor independente. </text:span><text:span text:style-name="T12">Ex.: auditoria</text:span><text:span text:style-name="T10">;</text:span></text:p>
        </text:list-item>
        <text:list-item>
          <text:p text:style-name="P8"><text:span text:style-name="T9">asseguração limitada</text:span><text:span text:style-name="T10">: objetiva reduzir o risco de trabalho de asseguração a um nível que seja aceitável, considerando as circunstâncias do trabalho, mas em que o risco seja maior do que no trabalho de asseguração razoável, como base para uma forma </text:span><text:span text:style-name="T9">negativa</text:span><text:span text:style-name="T10"> de expressão da conclusão do auditor independente. Ex.: revisão.</text:span></text:p>
        </text:list-item>
      </text:list>
      <text:p text:style-name="P9"><text:span text:style-name="T10"/></text:p>
      <text:p text:style-name="P10"><text:span text:style-name="T9">Trabalho de Atestação</text:span><text:span text:style-name="T10">: profissional, que não o auditor independente, deve mensurar ou avaliar o objeto de acordo com os critérios aplicáveis. Também deve apresentar a informação resultante do objeto no relatório ou afirmação.</text:span></text:p>
      <text:p text:style-name="P10"><text:span text:style-name="T10"/></text:p>
      <text:p text:style-name="P10"><text:span text:style-name="T9">Trabalho Direto</text:span><text:span text:style-name="T10">: o auditor deve mensurar ou avaliar o objeto de acordo com os critérios aplicáveis. Adicionalmente, deve aplicar as habilidades e técnicas de asseguração para obter evidencias apropriadas e suficientes sobre o resultado da mensuração ou avaliação do objeto.</text:span></text:p>
      <text:p text:style-name="P10"><text:span text:style-name="T10"/></text:p>
      <text:p text:style-name="P11"><text:span text:style-name="T9">Pré-condições para trabalho de asseguração</text:span><text:span text:style-name="T10">:</text:span></text:p>
      <text:list xml:id="list4661540890421707959" text:style-name="L2">
        <text:list-item>
          <text:p text:style-name="P12"><text:span text:style-name="T10">funções e responsabilidades das partes apropriadas;</text:span></text:p>
        </text:list-item>
        <text:list-item>
          <text:p text:style-name="P12"><text:span text:style-name="T10">trabalho apresenta todas as seguintes características:</text:span></text:p>
          <text:list>
            <text:list-item>
              <text:p text:style-name="P12"><text:span text:style-name="T10">objeto apropriado;</text:span></text:p>
            </text:list-item>
            <text:list-item>
              <text:p text:style-name="P12"><text:span text:style-name="T10">critérios que o auditor independente espera que sejam aplicados na elaboração da informação do objeto são apropriados às circunstâncias do trabalho;</text:span></text:p>
            </text:list-item>
            <text:list-item>
              <text:p text:style-name="P12"><text:soft-page-break/><text:span text:style-name="T10">critérios que o auditor independente espera que sejam aplicados na elaboração da informação do objeto estarão disponíveis aos usuários previstos;</text:span></text:p>
            </text:list-item>
            <text:list-item>
              <text:p text:style-name="P12"><text:span text:style-name="T10">auditor independente espera ser capaz de obter a evidência necessária para fundamentar a sua conclusão;</text:span></text:p>
            </text:list-item>
            <text:list-item>
              <text:p text:style-name="P12"><text:span text:style-name="T10">conclusão do auditor independente será incluída no relatório; e</text:span></text:p>
            </text:list-item>
            <text:list-item>
              <text:p text:style-name="P12"><text:span text:style-name="T10">propósito racional incluindo, no caso de trabalho de asseguração limitada, que o auditor independente espera ser capaz de obter nível apropriado de segurança.</text:span></text:p>
            </text:list-item>
          </text:list>
        </text:list-item>
      </text:list>
      <text:p text:style-name="P11"><text:span text:style-name="T10"/></text:p>
      <text:p text:style-name="P11"><text:span text:style-name="T9">Elementos do trabalho de asseguração</text:span><text:span text:style-name="T10">:</text:span></text:p>
      <text:list xml:id="list2717778668199983469" text:style-name="L3">
        <text:list-item>
          <text:p text:style-name="P13"><text:span text:style-name="T9">relação de 3 partes</text:span><text:span text:style-name="T10"> – auditor independente, parte responsável e usuários previstos;</text:span></text:p>
        </text:list-item>
        <text:list-item>
          <text:p text:style-name="P13"><text:span text:style-name="T9">objeto</text:span><text:span text:style-name="T10"> apropriado;</text:span></text:p>
        </text:list-item>
        <text:list-item>
          <text:p text:style-name="P13"><text:span text:style-name="T9">critérios</text:span><text:span text:style-name="T10"> aplicáveis;</text:span></text:p>
        </text:list-item>
        <text:list-item>
          <text:p text:style-name="P13"><text:span text:style-name="T9">evidências</text:span><text:span text:style-name="T10"> apropriadas e suficientes; e</text:span></text:p>
        </text:list-item>
        <text:list-item>
          <text:p text:style-name="P13"><text:span text:style-name="T9">relatório</text:span><text:span text:style-name="T10"> de asseguração escrito no formado apropriado ao trabalho de asseguração razoável ou de asseguração limitada.</text:span></text:p>
        </text:list-item>
      </text:list>
      <text:p text:style-name="P11"><text:span text:style-name="T10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7">Auditoria é espécie do gênero Asseguração.</text:p>
            <text:p text:style-name="P17"/>
            <text:p text:style-name="P17">O auditor independente não realiza apenas trabalhos de Asseguração.</text:p>
            <text:p text:style-name="P17"/>
            <text:p text:style-name="P17">Em trabalhos de Asseguração, há 3 partes: auditor, responsável e usuários.</text:p>
          </table:table-cell>
        </table:table-row>
      </table:table>
      <text:p text:style-name="P14"><text:span text:style-name="T10"/></text:p>
      <text:p text:style-name="P14"><text:span text:style-name="T9">Requisitos profissionais</text:span><text:span text:style-name="T10">:</text:span></text:p>
      <text:list xml:id="list17016792077873096" text:style-name="L4">
        <text:list-item>
          <text:p text:style-name="P15"><text:span text:style-name="T9">Ética profissional</text:span><text:span text:style-name="T10">:</text:span></text:p>
          <text:list>
            <text:list-item>
              <text:p text:style-name="P15"><text:span text:style-name="T10">Para NBC TA 200:</text:span></text:p>
              <text:list>
                <text:list-item>
                  <text:p text:style-name="P15"><text:span text:style-name="T10">integridade;</text:span></text:p>
                </text:list-item>
                <text:list-item>
                  <text:p text:style-name="P15"><text:span text:style-name="T10">competência e zelo profissional;</text:span></text:p>
                </text:list-item>
                <text:list-item>
                  <text:p text:style-name="P15"><text:span text:style-name="T10">objetividade;</text:span></text:p>
                </text:list-item>
                <text:list-item>
                  <text:p text:style-name="P15"><text:span text:style-name="T10">confidencialidade;</text:span></text:p>
                </text:list-item>
                <text:list-item>
                  <text:p text:style-name="P15"><text:span text:style-name="T10">comportamento profissional;</text:span></text:p>
                </text:list-item>
              </text:list>
            </text:list-item>
            <text:list-item>
              <text:p text:style-name="P15"><text:span text:style-name="T10">Para Código de Ética Profissional do Contador:</text:span></text:p>
              <text:list>
                <text:list-item>
                  <text:p text:style-name="P15"><text:span text:style-name="T10">zelo, integridade e competência;</text:span></text:p>
                </text:list-item>
                <text:list-item>
                  <text:p text:style-name="P15"><text:span text:style-name="T10">confidencialidade;</text:span></text:p>
                </text:list-item>
                <text:list-item>
                  <text:p text:style-name="P15"><text:span text:style-name="T10">eficiência (inteirar-se de todas as circunstâncias, antes de emitir opinião);</text:span></text:p>
                </text:list-item>
                <text:list-item>
                  <text:p text:style-name="P15"><text:span text:style-name="T10">credibilidade;</text:span></text:p>
                </text:list-item>
                <text:list-item>
                  <text:p text:style-name="P15"><text:span text:style-name="T10">qualidade (cumprir Programas Obrigatórios de Educação Continuada do CFC);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ef5e" officeooo:paragraph-rsid="0000ef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s de auditoria e da pessoa do auditor. Auditoria interna x externa. Objetivos gerais do auditor independente. Responsabilidade legal. Ética profissional. Independência. Controle de qualidade da auditoria de Demonstrações Contábe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5:51:01.545329595</meta:creation-date>
    <dc:date>2018-01-24T17:09:12.362613762</dc:date>
    <meta:editing-duration>PT1H7M52S</meta:editing-duration>
    <meta:editing-cycles>15</meta:editing-cycles>
    <meta:generator>LibreOffice/5.2.7.2$Linux_X86_64 LibreOffice_project/20m0$Build-2</meta:generator>
    <meta:document-statistic meta:table-count="1" meta:image-count="0" meta:object-count="0" meta:page-count="2" meta:paragraph-count="43" meta:word-count="664" meta:character-count="4562" meta:non-whitespace-character-count="3966"/>
  </office:meta>
</office:document-meta>
</file>